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2.501cm" fo:margin-right="-0.004cm" fo:text-align="justify" style:justify-single-word="false" fo:text-indent="-2.501cm" style:auto-text-indent="false">
        <style:tab-stops>
          <style:tab-stop style:position="-0.501cm"/>
        </style:tab-stops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2.501cm" fo:margin-right="-0.004cm" fo:text-align="justify" style:justify-single-word="false" fo:text-indent="-2.501cm" style:auto-text-indent="false">
        <style:tab-stops>
          <style:tab-stop style:position="-0.50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7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8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9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10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name-asian="Courier New1" style:font-weight-asian="bold" style:font-name-complex="Courier New1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%#include </text:span><text:span text:style-name="T12">enTetesDecisionRFM</text:span><text:span text:style-name="T11">#%</text:span></text:p>
      <text:p text:style-name="P6"/>
      <text:p text:style-name="P1">%=OBJET=%</text:p>
      <text:p text:style-name="P1">%=DOSSIER=%</text:p>
      <text:p text:style-name="P3"/>
      <text:p text:style-name="P3"/>
      <text:p text:style-name="P3">%=TITRE=%</text:p>
      <text:p text:style-name="P3"/>
      <text:p text:style-name="P2">%=REMBOURSEMENT=% <text:span text:style-name="T13">%=SEA=%</text:span></text:p>
      <text:p text:style-name="P2"/>
      <text:p text:style-name="P2">%=ORTHO=%</text:p>
      <text:p text:style-name="P2"/>
      <text:p text:style-name="P2">%=COMPLET=% <text:span text:style-name="T3">%=VAUD=%</text:span></text:p>
      <text:p text:style-name="P2"/>
      <text:p text:style-name="P3">%=RECEPTION=%</text:p>
      <text:p text:style-name="P2"/>
      <text:p text:style-name="P3">%=SALUTATIONS=%</text:p>
      <text:p text:style-name="P3"/>
      <text:p text:style-name="P3"/>
      <text:p text:style-name="P9"><text:tab/><text:span text:style-name="T9">%#</text:span><text:span text:style-name="T10">include <text:s/>signatureRFM</text:span><text:span text:style-name="T9">#%</text:span></text:p>
      <text:p text:style-name="P4"/>
      <text:p text:style-name="P3"/>
      <text:p text:style-name="P7">%=ANNEXE=%:<text:tab/>-<text:tab/>%=NOTICE=%</text:p>
      <text:p text:style-name="P8"><text:tab/>-<text:tab/>%=QUES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6-12T16:10:00</meta:creation-date>
    <dc:date>2014-06-30T10:27:27.41</dc:date>
    <meta:print-date>2009-07-30T09:45:00</meta:print-date>
    <meta:editing-cycles>17</meta:editing-cycles>
    <meta:editing-duration>PT3H2M55S</meta:editing-duration>
    <meta:document-statistic meta:table-count="0" meta:image-count="0" meta:object-count="0" meta:page-count="1" meta:paragraph-count="12" meta:word-count="19" meta:character-count="207"/>
    <meta:user-defined meta:name="Info 1"/>
    <meta:user-defined meta:name="Info 2"/>
    <meta:user-defined meta:name="Info 3"/>
    <meta:user-defined meta:name="Info 4"/>
    <meta:user-defined meta:name="_AdHocReviewCycleID" meta:value-type="string">706609848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